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8bf3" officeooo:paragraph-rsid="00158b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eban Rossi-Hansberg</text:p>
      <text:p text:style-name="P1">Richard Rogerson</text:p>
      <text:p text:style-name="P1">Gianluca Violante</text:p>
      <text:p text:style-name="P1">Ezra Oberfield</text:p>
      <text:p text:style-name="P1">Mark Aguiar</text:p>
      <text:p text:style-name="P1">Nobu Kiyotaki</text:p>
      <text:p text:style-name="P1">WINDS participants</text:p>
      <text:p text:style-name="P1">YES participants</text:p>
      <text:p text:style-name="P1">Princeton Macro Workshop participants</text:p>
      <text:p text:style-name="P1"/>
      <text:p text:style-name="P1">Oleg Itskhoki</text:p>
      <text:p text:style-name="P1">Gideon Bornstein</text:p>
      <text:p text:style-name="P1">Alessandra Peter</text:p>
      <text:p text:style-name="P1">Pascual Restrepo</text:p>
      <text:p text:style-name="P1">Diego Comin</text:p>
      <text:p text:style-name="P1">Ufuk Akcigit</text:p>
      <text:p text:style-name="P1">Chad Jones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5T15:03:28.284413700</meta:creation-date>
    <dc:date>2020-10-25T15:11:18.281179194</dc:date>
    <meta:editing-duration>PT7M50S</meta:editing-duration>
    <meta:editing-cycles>1</meta:editing-cycles>
    <meta:document-statistic meta:table-count="0" meta:image-count="0" meta:object-count="0" meta:page-count="1" meta:paragraph-count="16" meta:word-count="34" meta:character-count="258" meta:non-whitespace-character-count="240"/>
    <meta:generator>LibreOffice/6.4.6.2$Linux_X86_64 LibreOffice_project/40$Build-2</meta:generator>
  </office:meta>
</office:document-meta>
</file>